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25d4ba9c060ebacf6e6a26f494c8870" style:family="table-column">
      <style:table-column-properties fo:break-before="auto" style:use-optimal-column-width="false" style:column-width="6cm"/>
    </style:style>
    <style:style style:name="odsStyleTableColumn-815b0f96a2a101ec236d4bf3c6b1e465" style:family="table-column">
      <style:table-column-properties fo:break-before="auto" style:use-optimal-column-width="false" style:column-width="5cm"/>
    </style:style>
    <style:style style:name="odsStyleTableColumn-9f572604928d8e11134406ce4e732fa5" style:family="table-column">
      <style:table-column-properties fo:break-before="auto" style:use-optimal-column-width="false" style:column-width="3cm"/>
    </style:style>
    <style:style style:name="odsStyleTableCell-22431d0425372a0900d1a44850685bc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4433d3245848cbf0d546c4e29fad00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ec428ef36c208ff1df94ff06dcb7d4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5dfbd91d40cc93508ed85ed86fc4af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4ac1612e5d8f4ec35142b2c78c0fa4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ce8756b59d80340fc7d68e38eac959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25d4ba9c060ebacf6e6a26f494c8870" table:default-cell-style-name="Default"/>
        <table:table-column table:style-name="odsStyleTableColumn-815b0f96a2a101ec236d4bf3c6b1e465" table:default-cell-style-name="Default"/>
        <table:table-column table:style-name="odsStyleTableColumn-9f572604928d8e11134406ce4e732fa5" table:default-cell-style-name="Default"/>
        <table:table-column table:style-name="odsStyleTableColumn-9f572604928d8e11134406ce4e732fa5" table:default-cell-style-name="Default"/>
        <table:table-column table:style-name="odsStyleTableColumn-9f572604928d8e11134406ce4e732fa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2431d0425372a0900d1a44850685bc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4433d3245848cbf0d546c4e29fad00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4433d3245848cbf0d546c4e29fad00c" table:number-columns-spanned="5" table:number-rows-spanned="1" office:value-type="string">
            <text:p>TABLA No. 55-24</text:p>
          </table:table-cell>
          <table:covered-table-cell table:number-columns-repeated="4"/>
        </table:table-row>
        <table:table-row table:style-name="ro1">
          <table:table-cell table:style-name="odsStyleTableCell-54433d3245848cbf0d546c4e29fad00c" table:number-columns-spanned="5" table:number-rows-spanned="1" office:value-type="string">
            <text:p>TABLA DE COTIZACIONES DEL 21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4433d3245848cbf0d546c4e29fad00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ec428ef36c208ff1df94ff06dcb7d4a" office:value-type="string">
            <text:p>PAIS</text:p>
          </table:table-cell>
          <table:table-cell table:style-name="odsStyleTableCell-cec428ef36c208ff1df94ff06dcb7d4a" office:value-type="string">
            <text:p>UNIDAD MONETARIA</text:p>
          </table:table-cell>
          <table:table-cell table:style-name="odsStyleTableCell-cec428ef36c208ff1df94ff06dcb7d4a" office:value-type="string">
            <text:p>MONEDA</text:p>
          </table:table-cell>
          <table:table-cell table:style-name="odsStyleTableCell-cec428ef36c208ff1df94ff06dcb7d4a" office:value-type="string">
            <text:p>TIPO DE CAMBIO EN Bs POR UNIDAD DE MONEDA EXTRANJERA</text:p>
          </table:table-cell>
          <table:table-cell table:style-name="odsStyleTableCell-cec428ef36c208ff1df94ff06dcb7d4a" office:value-type="string">
            <text:p>TIPO DE CAMBIO EN M.E.</text:p>
          </table:table-cell>
        </table:table-row>
        <table:table-row table:style-name="ro1">
          <table:table-cell table:style-name="odsStyleTableCell-85dfbd91d40cc93508ed85ed86fc4afb" office:value-type="string">
            <text:p>ESTADOS UNIDOS</text:p>
          </table:table-cell>
          <table:table-cell table:style-name="odsStyleTableCell-85dfbd91d40cc93508ed85ed86fc4afb" office:value-type="string">
            <text:p>DOLAR VENTA</text:p>
          </table:table-cell>
          <table:table-cell table:style-name="odsStyleTableCell-85dfbd91d40cc93508ed85ed86fc4afb" office:value-type="string">
            <text:p>USD.VENTA</text:p>
          </table:table-cell>
          <table:table-cell table:style-name="odsStyleTableCell-74ac1612e5d8f4ec35142b2c78c0fa42" office:value-type="string">
            <text:p>6.96000</text:p>
          </table:table-cell>
          <table:table-cell table:style-name="odsStyleTableCell-74ac1612e5d8f4ec35142b2c78c0fa42" office:value-type="string">
            <text:p/>
          </table:table-cell>
        </table:table-row>
        <table:table-row table:style-name="ro1">
          <table:table-cell table:style-name="odsStyleTableCell-85dfbd91d40cc93508ed85ed86fc4afb" office:value-type="string">
            <text:p>ESTADOS UNIDOS</text:p>
          </table:table-cell>
          <table:table-cell table:style-name="odsStyleTableCell-85dfbd91d40cc93508ed85ed86fc4afb" office:value-type="string">
            <text:p>DOLAR COMPRA</text:p>
          </table:table-cell>
          <table:table-cell table:style-name="odsStyleTableCell-85dfbd91d40cc93508ed85ed86fc4afb" office:value-type="string">
            <text:p>USD.COMPRA</text:p>
          </table:table-cell>
          <table:table-cell table:style-name="odsStyleTableCell-74ac1612e5d8f4ec35142b2c78c0fa42" office:value-type="string">
            <text:p>6.86000</text:p>
          </table:table-cell>
          <table:table-cell table:style-name="odsStyleTableCell-74ac1612e5d8f4ec35142b2c78c0fa42" office:value-type="string">
            <text:p/>
          </table:table-cell>
        </table:table-row>
        <table:table-row table:style-name="ro1">
          <table:table-cell table:style-name="odsStyleTableCell-85dfbd91d40cc93508ed85ed86fc4afb" office:value-type="string">
            <text:p>UNION EUROPEA</text:p>
          </table:table-cell>
          <table:table-cell table:style-name="odsStyleTableCell-85dfbd91d40cc93508ed85ed86fc4afb" office:value-type="string">
            <text:p>EURO</text:p>
          </table:table-cell>
          <table:table-cell table:style-name="odsStyleTableCell-85dfbd91d40cc93508ed85ed86fc4afb" office:value-type="string">
            <text:p>EUR</text:p>
          </table:table-cell>
          <table:table-cell table:style-name="odsStyleTableCell-74ac1612e5d8f4ec35142b2c78c0fa42" office:value-type="string">
            <text:p>7.49113</text:p>
          </table:table-cell>
          <table:table-cell table:style-name="odsStyleTableCell-74ac1612e5d8f4ec35142b2c78c0fa42" office:value-type="string">
            <text:p>0.91575</text:p>
          </table:table-cell>
        </table:table-row>
        <table:table-row table:style-name="ro1">
          <table:table-cell table:style-name="odsStyleTableCell-85dfbd91d40cc93508ed85ed86fc4afb" office:value-type="string">
            <text:p>JAPON</text:p>
          </table:table-cell>
          <table:table-cell table:style-name="odsStyleTableCell-85dfbd91d40cc93508ed85ed86fc4afb" office:value-type="string">
            <text:p>YEN</text:p>
          </table:table-cell>
          <table:table-cell table:style-name="odsStyleTableCell-85dfbd91d40cc93508ed85ed86fc4afb" office:value-type="string">
            <text:p>JPY</text:p>
          </table:table-cell>
          <table:table-cell table:style-name="odsStyleTableCell-74ac1612e5d8f4ec35142b2c78c0fa42" office:value-type="string">
            <text:p>0.04541</text:p>
          </table:table-cell>
          <table:table-cell table:style-name="odsStyleTableCell-74ac1612e5d8f4ec35142b2c78c0fa42" office:value-type="string">
            <text:p>151.08000</text:p>
          </table:table-cell>
        </table:table-row>
        <table:table-row table:style-name="ro1">
          <table:table-cell table:style-name="odsStyleTableCell-85dfbd91d40cc93508ed85ed86fc4afb" office:value-type="string">
            <text:p>ARABIA SAUDITA</text:p>
          </table:table-cell>
          <table:table-cell table:style-name="odsStyleTableCell-85dfbd91d40cc93508ed85ed86fc4afb" office:value-type="string">
            <text:p>RIYAL SAUDÍ</text:p>
          </table:table-cell>
          <table:table-cell table:style-name="odsStyleTableCell-85dfbd91d40cc93508ed85ed86fc4afb" office:value-type="string">
            <text:p>SAR</text:p>
          </table:table-cell>
          <table:table-cell table:style-name="odsStyleTableCell-74ac1612e5d8f4ec35142b2c78c0fa42" office:value-type="string">
            <text:p>1.82919</text:p>
          </table:table-cell>
          <table:table-cell table:style-name="odsStyleTableCell-74ac1612e5d8f4ec35142b2c78c0fa42" office:value-type="string">
            <text:p>3.75030</text:p>
          </table:table-cell>
        </table:table-row>
        <table:table-row table:style-name="ro1">
          <table:table-cell table:style-name="odsStyleTableCell-85dfbd91d40cc93508ed85ed86fc4afb" office:value-type="string">
            <text:p>ARGELIA</text:p>
          </table:table-cell>
          <table:table-cell table:style-name="odsStyleTableCell-85dfbd91d40cc93508ed85ed86fc4afb" office:value-type="string">
            <text:p>DINAR ARGELINO</text:p>
          </table:table-cell>
          <table:table-cell table:style-name="odsStyleTableCell-85dfbd91d40cc93508ed85ed86fc4afb" office:value-type="string">
            <text:p>DZD</text:p>
          </table:table-cell>
          <table:table-cell table:style-name="odsStyleTableCell-74ac1612e5d8f4ec35142b2c78c0fa42" office:value-type="string">
            <text:p>0.05107</text:p>
          </table:table-cell>
          <table:table-cell table:style-name="odsStyleTableCell-74ac1612e5d8f4ec35142b2c78c0fa42" office:value-type="string">
            <text:p>134.32520</text:p>
          </table:table-cell>
        </table:table-row>
        <table:table-row table:style-name="ro1">
          <table:table-cell table:style-name="odsStyleTableCell-85dfbd91d40cc93508ed85ed86fc4afb" office:value-type="string">
            <text:p>ARGENTINA</text:p>
          </table:table-cell>
          <table:table-cell table:style-name="odsStyleTableCell-85dfbd91d40cc93508ed85ed86fc4afb" office:value-type="string">
            <text:p>PESO</text:p>
          </table:table-cell>
          <table:table-cell table:style-name="odsStyleTableCell-85dfbd91d40cc93508ed85ed86fc4afb" office:value-type="string">
            <text:p>ARS</text:p>
          </table:table-cell>
          <table:table-cell table:style-name="odsStyleTableCell-74ac1612e5d8f4ec35142b2c78c0fa42" office:value-type="string">
            <text:p>0.00804</text:p>
          </table:table-cell>
          <table:table-cell table:style-name="odsStyleTableCell-74ac1612e5d8f4ec35142b2c78c0fa42" office:value-type="string">
            <text:p>853.28200</text:p>
          </table:table-cell>
        </table:table-row>
        <table:table-row table:style-name="ro1">
          <table:table-cell table:style-name="odsStyleTableCell-85dfbd91d40cc93508ed85ed86fc4afb" office:value-type="string">
            <text:p>AUSTRALIA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AUD</text:p>
          </table:table-cell>
          <table:table-cell table:style-name="odsStyleTableCell-74ac1612e5d8f4ec35142b2c78c0fa42" office:value-type="string">
            <text:p>4.51732</text:p>
          </table:table-cell>
          <table:table-cell table:style-name="odsStyleTableCell-74ac1612e5d8f4ec35142b2c78c0fa42" office:value-type="string">
            <text:p>1.51860</text:p>
          </table:table-cell>
        </table:table-row>
        <table:table-row table:style-name="ro1">
          <table:table-cell table:style-name="odsStyleTableCell-85dfbd91d40cc93508ed85ed86fc4afb" office:value-type="string">
            <text:p>BRASIL</text:p>
          </table:table-cell>
          <table:table-cell table:style-name="odsStyleTableCell-85dfbd91d40cc93508ed85ed86fc4afb" office:value-type="string">
            <text:p>REAL</text:p>
          </table:table-cell>
          <table:table-cell table:style-name="odsStyleTableCell-85dfbd91d40cc93508ed85ed86fc4afb" office:value-type="string">
            <text:p>BRL</text:p>
          </table:table-cell>
          <table:table-cell table:style-name="odsStyleTableCell-74ac1612e5d8f4ec35142b2c78c0fa42" office:value-type="string">
            <text:p>1.37923</text:p>
          </table:table-cell>
          <table:table-cell table:style-name="odsStyleTableCell-74ac1612e5d8f4ec35142b2c78c0fa42" office:value-type="string">
            <text:p>4.97380</text:p>
          </table:table-cell>
        </table:table-row>
        <table:table-row table:style-name="ro1">
          <table:table-cell table:style-name="odsStyleTableCell-85dfbd91d40cc93508ed85ed86fc4afb" office:value-type="string">
            <text:p>CANADA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CAD</text:p>
          </table:table-cell>
          <table:table-cell table:style-name="odsStyleTableCell-74ac1612e5d8f4ec35142b2c78c0fa42" office:value-type="string">
            <text:p>5.08563</text:p>
          </table:table-cell>
          <table:table-cell table:style-name="odsStyleTableCell-74ac1612e5d8f4ec35142b2c78c0fa42" office:value-type="string">
            <text:p>1.34890</text:p>
          </table:table-cell>
        </table:table-row>
        <table:table-row table:style-name="ro1">
          <table:table-cell table:style-name="odsStyleTableCell-85dfbd91d40cc93508ed85ed86fc4afb" office:value-type="string">
            <text:p>CHILE</text:p>
          </table:table-cell>
          <table:table-cell table:style-name="odsStyleTableCell-85dfbd91d40cc93508ed85ed86fc4afb" office:value-type="string">
            <text:p>PESO</text:p>
          </table:table-cell>
          <table:table-cell table:style-name="odsStyleTableCell-85dfbd91d40cc93508ed85ed86fc4afb" office:value-type="string">
            <text:p>CLP</text:p>
          </table:table-cell>
          <table:table-cell table:style-name="odsStyleTableCell-74ac1612e5d8f4ec35142b2c78c0fa42" office:value-type="string">
            <text:p>0.00709</text:p>
          </table:table-cell>
          <table:table-cell table:style-name="odsStyleTableCell-74ac1612e5d8f4ec35142b2c78c0fa42" office:value-type="string">
            <text:p>967.66000</text:p>
          </table:table-cell>
        </table:table-row>
        <table:table-row table:style-name="ro1">
          <table:table-cell table:style-name="odsStyleTableCell-85dfbd91d40cc93508ed85ed86fc4afb" office:value-type="string">
            <text:p>COLOMBIA</text:p>
          </table:table-cell>
          <table:table-cell table:style-name="odsStyleTableCell-85dfbd91d40cc93508ed85ed86fc4afb" office:value-type="string">
            <text:p>PESO</text:p>
          </table:table-cell>
          <table:table-cell table:style-name="odsStyleTableCell-85dfbd91d40cc93508ed85ed86fc4afb" office:value-type="string">
            <text:p>COP</text:p>
          </table:table-cell>
          <table:table-cell table:style-name="odsStyleTableCell-74ac1612e5d8f4ec35142b2c78c0fa42" office:value-type="string">
            <text:p>0.00176</text:p>
          </table:table-cell>
          <table:table-cell table:style-name="odsStyleTableCell-74ac1612e5d8f4ec35142b2c78c0fa42" office:value-type="string">
            <text:p>3,893.23000</text:p>
          </table:table-cell>
        </table:table-row>
        <table:table-row table:style-name="ro1">
          <table:table-cell table:style-name="odsStyleTableCell-85dfbd91d40cc93508ed85ed86fc4afb" office:value-type="string">
            <text:p>COREA DEL SUR</text:p>
          </table:table-cell>
          <table:table-cell table:style-name="odsStyleTableCell-85dfbd91d40cc93508ed85ed86fc4afb" office:value-type="string">
            <text:p>WON</text:p>
          </table:table-cell>
          <table:table-cell table:style-name="odsStyleTableCell-85dfbd91d40cc93508ed85ed86fc4afb" office:value-type="string">
            <text:p>KRW</text:p>
          </table:table-cell>
          <table:table-cell table:style-name="odsStyleTableCell-74ac1612e5d8f4ec35142b2c78c0fa42" office:value-type="string">
            <text:p>0.00512</text:p>
          </table:table-cell>
          <table:table-cell table:style-name="odsStyleTableCell-74ac1612e5d8f4ec35142b2c78c0fa42" office:value-type="string">
            <text:p>1,339.44000</text:p>
          </table:table-cell>
        </table:table-row>
        <table:table-row table:style-name="ro1">
          <table:table-cell table:style-name="odsStyleTableCell-85dfbd91d40cc93508ed85ed86fc4afb" office:value-type="string">
            <text:p>COSTA RICA</text:p>
          </table:table-cell>
          <table:table-cell table:style-name="odsStyleTableCell-85dfbd91d40cc93508ed85ed86fc4afb" office:value-type="string">
            <text:p>COLON COSTARRICENSE</text:p>
          </table:table-cell>
          <table:table-cell table:style-name="odsStyleTableCell-85dfbd91d40cc93508ed85ed86fc4afb" office:value-type="string">
            <text:p>CRC</text:p>
          </table:table-cell>
          <table:table-cell table:style-name="odsStyleTableCell-74ac1612e5d8f4ec35142b2c78c0fa42" office:value-type="string">
            <text:p>0.01365</text:p>
          </table:table-cell>
          <table:table-cell table:style-name="odsStyleTableCell-74ac1612e5d8f4ec35142b2c78c0fa42" office:value-type="string">
            <text:p>502.73000</text:p>
          </table:table-cell>
        </table:table-row>
        <table:table-row table:style-name="ro1">
          <table:table-cell table:style-name="odsStyleTableCell-85dfbd91d40cc93508ed85ed86fc4afb" office:value-type="string">
            <text:p>REPUBLICA CHECA</text:p>
          </table:table-cell>
          <table:table-cell table:style-name="odsStyleTableCell-85dfbd91d40cc93508ed85ed86fc4afb" office:value-type="string">
            <text:p>CORONA CHECA</text:p>
          </table:table-cell>
          <table:table-cell table:style-name="odsStyleTableCell-85dfbd91d40cc93508ed85ed86fc4afb" office:value-type="string">
            <text:p>CZK</text:p>
          </table:table-cell>
          <table:table-cell table:style-name="odsStyleTableCell-74ac1612e5d8f4ec35142b2c78c0fa42" office:value-type="string">
            <text:p>0.29731</text:p>
          </table:table-cell>
          <table:table-cell table:style-name="odsStyleTableCell-74ac1612e5d8f4ec35142b2c78c0fa42" office:value-type="string">
            <text:p>23.07390</text:p>
          </table:table-cell>
        </table:table-row>
        <table:table-row table:style-name="ro1">
          <table:table-cell table:style-name="odsStyleTableCell-85dfbd91d40cc93508ed85ed86fc4afb" office:value-type="string">
            <text:p>DINAMARCA</text:p>
          </table:table-cell>
          <table:table-cell table:style-name="odsStyleTableCell-85dfbd91d40cc93508ed85ed86fc4afb" office:value-type="string">
            <text:p>CORONA</text:p>
          </table:table-cell>
          <table:table-cell table:style-name="odsStyleTableCell-85dfbd91d40cc93508ed85ed86fc4afb" office:value-type="string">
            <text:p>DKK</text:p>
          </table:table-cell>
          <table:table-cell table:style-name="odsStyleTableCell-74ac1612e5d8f4ec35142b2c78c0fa42" office:value-type="string">
            <text:p>1.00452</text:p>
          </table:table-cell>
          <table:table-cell table:style-name="odsStyleTableCell-74ac1612e5d8f4ec35142b2c78c0fa42" office:value-type="string">
            <text:p>6.82910</text:p>
          </table:table-cell>
        </table:table-row>
        <table:table-row table:style-name="ro1">
          <table:table-cell table:style-name="odsStyleTableCell-85dfbd91d40cc93508ed85ed86fc4afb" office:value-type="string">
            <text:p>ECUADOR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USD</text:p>
          </table:table-cell>
          <table:table-cell table:style-name="odsStyleTableCell-74ac1612e5d8f4ec35142b2c78c0fa42" office:value-type="string">
            <text:p>6.86000</text:p>
          </table:table-cell>
          <table:table-cell table:style-name="odsStyleTableCell-74ac1612e5d8f4ec35142b2c78c0fa42" office:value-type="string">
            <text:p>1.00000</text:p>
          </table:table-cell>
        </table:table-row>
        <table:table-row table:style-name="ro1">
          <table:table-cell table:style-name="odsStyleTableCell-85dfbd91d40cc93508ed85ed86fc4afb" office:value-type="string">
            <text:p>EMIRATOS ARABES</text:p>
          </table:table-cell>
          <table:table-cell table:style-name="odsStyleTableCell-85dfbd91d40cc93508ed85ed86fc4afb" office:value-type="string">
            <text:p>DIRHAM</text:p>
          </table:table-cell>
          <table:table-cell table:style-name="odsStyleTableCell-85dfbd91d40cc93508ed85ed86fc4afb" office:value-type="string">
            <text:p>AED</text:p>
          </table:table-cell>
          <table:table-cell table:style-name="odsStyleTableCell-74ac1612e5d8f4ec35142b2c78c0fa42" office:value-type="string">
            <text:p>1.86789</text:p>
          </table:table-cell>
          <table:table-cell table:style-name="odsStyleTableCell-74ac1612e5d8f4ec35142b2c78c0fa42" office:value-type="string">
            <text:p>3.67260</text:p>
          </table:table-cell>
        </table:table-row>
        <table:table-row table:style-name="ro1">
          <table:table-cell table:style-name="odsStyleTableCell-85dfbd91d40cc93508ed85ed86fc4afb" office:value-type="string">
            <text:p>FILIPINAS</text:p>
          </table:table-cell>
          <table:table-cell table:style-name="odsStyleTableCell-85dfbd91d40cc93508ed85ed86fc4afb" office:value-type="string">
            <text:p>PESO FILIPINO</text:p>
          </table:table-cell>
          <table:table-cell table:style-name="odsStyleTableCell-85dfbd91d40cc93508ed85ed86fc4afb" office:value-type="string">
            <text:p>PHP</text:p>
          </table:table-cell>
          <table:table-cell table:style-name="odsStyleTableCell-74ac1612e5d8f4ec35142b2c78c0fa42" office:value-type="string">
            <text:p>0.12220</text:p>
          </table:table-cell>
          <table:table-cell table:style-name="odsStyleTableCell-74ac1612e5d8f4ec35142b2c78c0fa42" office:value-type="string">
            <text:p>56.13600</text:p>
          </table:table-cell>
        </table:table-row>
        <table:table-row table:style-name="ro1">
          <table:table-cell table:style-name="odsStyleTableCell-85dfbd91d40cc93508ed85ed86fc4afb" office:value-type="string">
            <text:p>HAITÍ</text:p>
          </table:table-cell>
          <table:table-cell table:style-name="odsStyleTableCell-85dfbd91d40cc93508ed85ed86fc4afb" office:value-type="string">
            <text:p>GOURDE</text:p>
          </table:table-cell>
          <table:table-cell table:style-name="odsStyleTableCell-85dfbd91d40cc93508ed85ed86fc4afb" office:value-type="string">
            <text:p>HTG</text:p>
          </table:table-cell>
          <table:table-cell table:style-name="odsStyleTableCell-74ac1612e5d8f4ec35142b2c78c0fa42" office:value-type="string">
            <text:p>0.05198</text:p>
          </table:table-cell>
          <table:table-cell table:style-name="odsStyleTableCell-74ac1612e5d8f4ec35142b2c78c0fa42" office:value-type="string">
            <text:p>131.98100</text:p>
          </table:table-cell>
        </table:table-row>
        <table:table-row table:style-name="ro1">
          <table:table-cell table:style-name="odsStyleTableCell-85dfbd91d40cc93508ed85ed86fc4afb" office:value-type="string">
            <text:p>HONG KONG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HKD</text:p>
          </table:table-cell>
          <table:table-cell table:style-name="odsStyleTableCell-74ac1612e5d8f4ec35142b2c78c0fa42" office:value-type="string">
            <text:p>0.87690</text:p>
          </table:table-cell>
          <table:table-cell table:style-name="odsStyleTableCell-74ac1612e5d8f4ec35142b2c78c0fa42" office:value-type="string">
            <text:p>7.82300</text:p>
          </table:table-cell>
        </table:table-row>
        <table:table-row table:style-name="ro1">
          <table:table-cell table:style-name="odsStyleTableCell-85dfbd91d40cc93508ed85ed86fc4afb" office:value-type="string">
            <text:p>INDIA</text:p>
          </table:table-cell>
          <table:table-cell table:style-name="odsStyleTableCell-85dfbd91d40cc93508ed85ed86fc4afb" office:value-type="string">
            <text:p>RUPIA</text:p>
          </table:table-cell>
          <table:table-cell table:style-name="odsStyleTableCell-85dfbd91d40cc93508ed85ed86fc4afb" office:value-type="string">
            <text:p>INR</text:p>
          </table:table-cell>
          <table:table-cell table:style-name="odsStyleTableCell-74ac1612e5d8f4ec35142b2c78c0fa42" office:value-type="string">
            <text:p>0.08248</text:p>
          </table:table-cell>
          <table:table-cell table:style-name="odsStyleTableCell-74ac1612e5d8f4ec35142b2c78c0fa42" office:value-type="string">
            <text:p>83.17000</text:p>
          </table:table-cell>
        </table:table-row>
        <table:table-row table:style-name="ro1">
          <table:table-cell table:style-name="odsStyleTableCell-85dfbd91d40cc93508ed85ed86fc4afb" office:value-type="string">
            <text:p>INDONESIA</text:p>
          </table:table-cell>
          <table:table-cell table:style-name="odsStyleTableCell-85dfbd91d40cc93508ed85ed86fc4afb" office:value-type="string">
            <text:p>RUPIA INDONESIA</text:p>
          </table:table-cell>
          <table:table-cell table:style-name="odsStyleTableCell-85dfbd91d40cc93508ed85ed86fc4afb" office:value-type="string">
            <text:p>IDR</text:p>
          </table:table-cell>
          <table:table-cell table:style-name="odsStyleTableCell-74ac1612e5d8f4ec35142b2c78c0fa42" office:value-type="string">
            <text:p>0.00044</text:p>
          </table:table-cell>
          <table:table-cell table:style-name="odsStyleTableCell-74ac1612e5d8f4ec35142b2c78c0fa42" office:value-type="string">
            <text:p>15,715.00000</text:p>
          </table:table-cell>
        </table:table-row>
        <table:table-row table:style-name="ro1">
          <table:table-cell table:style-name="odsStyleTableCell-85dfbd91d40cc93508ed85ed86fc4afb" office:value-type="string">
            <text:p>ISRAEL</text:p>
          </table:table-cell>
          <table:table-cell table:style-name="odsStyleTableCell-85dfbd91d40cc93508ed85ed86fc4afb" office:value-type="string">
            <text:p>NUEVO SÉQUEL</text:p>
          </table:table-cell>
          <table:table-cell table:style-name="odsStyleTableCell-85dfbd91d40cc93508ed85ed86fc4afb" office:value-type="string">
            <text:p>ILS</text:p>
          </table:table-cell>
          <table:table-cell table:style-name="odsStyleTableCell-74ac1612e5d8f4ec35142b2c78c0fa42" office:value-type="string">
            <text:p>1.87462</text:p>
          </table:table-cell>
          <table:table-cell table:style-name="odsStyleTableCell-74ac1612e5d8f4ec35142b2c78c0fa42" office:value-type="string">
            <text:p>3.65940</text:p>
          </table:table-cell>
        </table:table-row>
        <table:table-row table:style-name="ro1">
          <table:table-cell table:style-name="odsStyleTableCell-85dfbd91d40cc93508ed85ed86fc4afb" office:value-type="string">
            <text:p>MALASIA</text:p>
          </table:table-cell>
          <table:table-cell table:style-name="odsStyleTableCell-85dfbd91d40cc93508ed85ed86fc4afb" office:value-type="string">
            <text:p>RINGGIT MALAYO</text:p>
          </table:table-cell>
          <table:table-cell table:style-name="odsStyleTableCell-85dfbd91d40cc93508ed85ed86fc4afb" office:value-type="string">
            <text:p>MYR</text:p>
          </table:table-cell>
          <table:table-cell table:style-name="odsStyleTableCell-74ac1612e5d8f4ec35142b2c78c0fa42" office:value-type="string">
            <text:p>1.44827</text:p>
          </table:table-cell>
          <table:table-cell table:style-name="odsStyleTableCell-74ac1612e5d8f4ec35142b2c78c0fa42" office:value-type="string">
            <text:p>4.73670</text:p>
          </table:table-cell>
        </table:table-row>
        <table:table-row table:style-name="ro1">
          <table:table-cell table:style-name="odsStyleTableCell-85dfbd91d40cc93508ed85ed86fc4afb" office:value-type="string">
            <text:p>MEXICO</text:p>
          </table:table-cell>
          <table:table-cell table:style-name="odsStyleTableCell-85dfbd91d40cc93508ed85ed86fc4afb" office:value-type="string">
            <text:p>PESO</text:p>
          </table:table-cell>
          <table:table-cell table:style-name="odsStyleTableCell-85dfbd91d40cc93508ed85ed86fc4afb" office:value-type="string">
            <text:p>MXN</text:p>
          </table:table-cell>
          <table:table-cell table:style-name="odsStyleTableCell-74ac1612e5d8f4ec35142b2c78c0fa42" office:value-type="string">
            <text:p>0.41110</text:p>
          </table:table-cell>
          <table:table-cell table:style-name="odsStyleTableCell-74ac1612e5d8f4ec35142b2c78c0fa42" office:value-type="string">
            <text:p>16.68700</text:p>
          </table:table-cell>
        </table:table-row>
        <table:table-row table:style-name="ro1">
          <table:table-cell table:style-name="odsStyleTableCell-85dfbd91d40cc93508ed85ed86fc4afb" office:value-type="string">
            <text:p>NORUEGA</text:p>
          </table:table-cell>
          <table:table-cell table:style-name="odsStyleTableCell-85dfbd91d40cc93508ed85ed86fc4afb" office:value-type="string">
            <text:p>CORONA</text:p>
          </table:table-cell>
          <table:table-cell table:style-name="odsStyleTableCell-85dfbd91d40cc93508ed85ed86fc4afb" office:value-type="string">
            <text:p>NOK</text:p>
          </table:table-cell>
          <table:table-cell table:style-name="odsStyleTableCell-74ac1612e5d8f4ec35142b2c78c0fa42" office:value-type="string">
            <text:p>0.64932</text:p>
          </table:table-cell>
          <table:table-cell table:style-name="odsStyleTableCell-74ac1612e5d8f4ec35142b2c78c0fa42" office:value-type="string">
            <text:p>10.56490</text:p>
          </table:table-cell>
        </table:table-row>
        <table:table-row table:style-name="ro1">
          <table:table-cell table:style-name="odsStyleTableCell-85dfbd91d40cc93508ed85ed86fc4afb" office:value-type="string">
            <text:p>PANAMÁ</text:p>
          </table:table-cell>
          <table:table-cell table:style-name="odsStyleTableCell-85dfbd91d40cc93508ed85ed86fc4afb" office:value-type="string">
            <text:p>BALBOA</text:p>
          </table:table-cell>
          <table:table-cell table:style-name="odsStyleTableCell-85dfbd91d40cc93508ed85ed86fc4afb" office:value-type="string">
            <text:p>PAB</text:p>
          </table:table-cell>
          <table:table-cell table:style-name="odsStyleTableCell-74ac1612e5d8f4ec35142b2c78c0fa42" office:value-type="string">
            <text:p>6.86000</text:p>
          </table:table-cell>
          <table:table-cell table:style-name="odsStyleTableCell-74ac1612e5d8f4ec35142b2c78c0fa42" office:value-type="string">
            <text:p>1.00000</text:p>
          </table:table-cell>
        </table:table-row>
        <table:table-row table:style-name="ro1">
          <table:table-cell table:style-name="odsStyleTableCell-85dfbd91d40cc93508ed85ed86fc4afb" office:value-type="string">
            <text:p>PARAGUAY</text:p>
          </table:table-cell>
          <table:table-cell table:style-name="odsStyleTableCell-85dfbd91d40cc93508ed85ed86fc4afb" office:value-type="string">
            <text:p>GUARANI</text:p>
          </table:table-cell>
          <table:table-cell table:style-name="odsStyleTableCell-85dfbd91d40cc93508ed85ed86fc4afb" office:value-type="string">
            <text:p>PYG</text:p>
          </table:table-cell>
          <table:table-cell table:style-name="odsStyleTableCell-74ac1612e5d8f4ec35142b2c78c0fa42" office:value-type="string">
            <text:p>0.00094</text:p>
          </table:table-cell>
          <table:table-cell table:style-name="odsStyleTableCell-74ac1612e5d8f4ec35142b2c78c0fa42" office:value-type="string">
            <text:p>7,326.20000</text:p>
          </table:table-cell>
        </table:table-row>
        <table:table-row table:style-name="ro1">
          <table:table-cell table:style-name="odsStyleTableCell-85dfbd91d40cc93508ed85ed86fc4afb" office:value-type="string">
            <text:p>PERU</text:p>
          </table:table-cell>
          <table:table-cell table:style-name="odsStyleTableCell-85dfbd91d40cc93508ed85ed86fc4afb" office:value-type="string">
            <text:p>NUEVO SOL</text:p>
          </table:table-cell>
          <table:table-cell table:style-name="odsStyleTableCell-85dfbd91d40cc93508ed85ed86fc4afb" office:value-type="string">
            <text:p>PEN</text:p>
          </table:table-cell>
          <table:table-cell table:style-name="odsStyleTableCell-74ac1612e5d8f4ec35142b2c78c0fa42" office:value-type="string">
            <text:p>1.85752</text:p>
          </table:table-cell>
          <table:table-cell table:style-name="odsStyleTableCell-74ac1612e5d8f4ec35142b2c78c0fa42" office:value-type="string">
            <text:p>3.69310</text:p>
          </table:table-cell>
        </table:table-row>
        <table:table-row table:style-name="ro1">
          <table:table-cell table:style-name="odsStyleTableCell-85dfbd91d40cc93508ed85ed86fc4afb" office:value-type="string">
            <text:p>REINO UNIDO</text:p>
          </table:table-cell>
          <table:table-cell table:style-name="odsStyleTableCell-85dfbd91d40cc93508ed85ed86fc4afb" office:value-type="string">
            <text:p>LIBRA</text:p>
          </table:table-cell>
          <table:table-cell table:style-name="odsStyleTableCell-85dfbd91d40cc93508ed85ed86fc4afb" office:value-type="string">
            <text:p>GBP</text:p>
          </table:table-cell>
          <table:table-cell table:style-name="odsStyleTableCell-74ac1612e5d8f4ec35142b2c78c0fa42" office:value-type="string">
            <text:p>8.77047</text:p>
          </table:table-cell>
          <table:table-cell table:style-name="odsStyleTableCell-74ac1612e5d8f4ec35142b2c78c0fa42" office:value-type="string">
            <text:p>0.78217</text:p>
          </table:table-cell>
        </table:table-row>
        <table:table-row table:style-name="ro1">
          <table:table-cell table:style-name="odsStyleTableCell-85dfbd91d40cc93508ed85ed86fc4afb" office:value-type="string">
            <text:p>REPÚBLICA DOMINICANA</text:p>
          </table:table-cell>
          <table:table-cell table:style-name="odsStyleTableCell-85dfbd91d40cc93508ed85ed86fc4afb" office:value-type="string">
            <text:p>PESO DOMINICANO</text:p>
          </table:table-cell>
          <table:table-cell table:style-name="odsStyleTableCell-85dfbd91d40cc93508ed85ed86fc4afb" office:value-type="string">
            <text:p>DOP</text:p>
          </table:table-cell>
          <table:table-cell table:style-name="odsStyleTableCell-74ac1612e5d8f4ec35142b2c78c0fa42" office:value-type="string">
            <text:p>0.11610</text:p>
          </table:table-cell>
          <table:table-cell table:style-name="odsStyleTableCell-74ac1612e5d8f4ec35142b2c78c0fa42" office:value-type="string">
            <text:p>59.08700</text:p>
          </table:table-cell>
        </table:table-row>
        <table:table-row table:style-name="ro1">
          <table:table-cell table:style-name="odsStyleTableCell-85dfbd91d40cc93508ed85ed86fc4afb" office:value-type="string">
            <text:p>REP.POPULAR CHINA</text:p>
          </table:table-cell>
          <table:table-cell table:style-name="odsStyleTableCell-85dfbd91d40cc93508ed85ed86fc4afb" office:value-type="string">
            <text:p>YUAN RENMINBI OFFSHORE</text:p>
          </table:table-cell>
          <table:table-cell table:style-name="odsStyleTableCell-85dfbd91d40cc93508ed85ed86fc4afb" office:value-type="string">
            <text:p>CNH</text:p>
          </table:table-cell>
          <table:table-cell table:style-name="odsStyleTableCell-74ac1612e5d8f4ec35142b2c78c0fa42" office:value-type="string">
            <text:p>0.95151</text:p>
          </table:table-cell>
          <table:table-cell table:style-name="odsStyleTableCell-74ac1612e5d8f4ec35142b2c78c0fa42" office:value-type="string">
            <text:p>7.20960</text:p>
          </table:table-cell>
        </table:table-row>
        <table:table-row table:style-name="ro1">
          <table:table-cell table:style-name="odsStyleTableCell-85dfbd91d40cc93508ed85ed86fc4afb" office:value-type="string">
            <text:p>RUSIA</text:p>
          </table:table-cell>
          <table:table-cell table:style-name="odsStyleTableCell-85dfbd91d40cc93508ed85ed86fc4afb" office:value-type="string">
            <text:p>RUBLO RUSO</text:p>
          </table:table-cell>
          <table:table-cell table:style-name="odsStyleTableCell-85dfbd91d40cc93508ed85ed86fc4afb" office:value-type="string">
            <text:p>RUB</text:p>
          </table:table-cell>
          <table:table-cell table:style-name="odsStyleTableCell-74ac1612e5d8f4ec35142b2c78c0fa42" office:value-type="string">
            <text:p>0.07415</text:p>
          </table:table-cell>
          <table:table-cell table:style-name="odsStyleTableCell-74ac1612e5d8f4ec35142b2c78c0fa42" office:value-type="string">
            <text:p>92.51260</text:p>
          </table:table-cell>
        </table:table-row>
        <table:table-row table:style-name="ro1">
          <table:table-cell table:style-name="odsStyleTableCell-85dfbd91d40cc93508ed85ed86fc4afb" office:value-type="string">
            <text:p>SINGAPUR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SGD</text:p>
          </table:table-cell>
          <table:table-cell table:style-name="odsStyleTableCell-74ac1612e5d8f4ec35142b2c78c0fa42" office:value-type="string">
            <text:p>5.11940</text:p>
          </table:table-cell>
          <table:table-cell table:style-name="odsStyleTableCell-74ac1612e5d8f4ec35142b2c78c0fa42" office:value-type="string">
            <text:p>1.34000</text:p>
          </table:table-cell>
        </table:table-row>
        <table:table-row table:style-name="ro1">
          <table:table-cell table:style-name="odsStyleTableCell-85dfbd91d40cc93508ed85ed86fc4afb" office:value-type="string">
            <text:p>SUDÁFRICA</text:p>
          </table:table-cell>
          <table:table-cell table:style-name="odsStyleTableCell-85dfbd91d40cc93508ed85ed86fc4afb" office:value-type="string">
            <text:p>RAND</text:p>
          </table:table-cell>
          <table:table-cell table:style-name="odsStyleTableCell-85dfbd91d40cc93508ed85ed86fc4afb" office:value-type="string">
            <text:p>ZAR</text:p>
          </table:table-cell>
          <table:table-cell table:style-name="odsStyleTableCell-74ac1612e5d8f4ec35142b2c78c0fa42" office:value-type="string">
            <text:p>0.36692</text:p>
          </table:table-cell>
          <table:table-cell table:style-name="odsStyleTableCell-74ac1612e5d8f4ec35142b2c78c0fa42" office:value-type="string">
            <text:p>18.69600</text:p>
          </table:table-cell>
        </table:table-row>
        <table:table-row table:style-name="ro1">
          <table:table-cell table:style-name="odsStyleTableCell-85dfbd91d40cc93508ed85ed86fc4afb" office:value-type="string">
            <text:p>SUECIA</text:p>
          </table:table-cell>
          <table:table-cell table:style-name="odsStyleTableCell-85dfbd91d40cc93508ed85ed86fc4afb" office:value-type="string">
            <text:p>CORONA</text:p>
          </table:table-cell>
          <table:table-cell table:style-name="odsStyleTableCell-85dfbd91d40cc93508ed85ed86fc4afb" office:value-type="string">
            <text:p>SEK</text:p>
          </table:table-cell>
          <table:table-cell table:style-name="odsStyleTableCell-74ac1612e5d8f4ec35142b2c78c0fa42" office:value-type="string">
            <text:p>0.66013</text:p>
          </table:table-cell>
          <table:table-cell table:style-name="odsStyleTableCell-74ac1612e5d8f4ec35142b2c78c0fa42" office:value-type="string">
            <text:p>10.39190</text:p>
          </table:table-cell>
        </table:table-row>
        <table:table-row table:style-name="ro1">
          <table:table-cell table:style-name="odsStyleTableCell-85dfbd91d40cc93508ed85ed86fc4afb" office:value-type="string">
            <text:p>SUIZA</text:p>
          </table:table-cell>
          <table:table-cell table:style-name="odsStyleTableCell-85dfbd91d40cc93508ed85ed86fc4afb" office:value-type="string">
            <text:p>FRANCO</text:p>
          </table:table-cell>
          <table:table-cell table:style-name="odsStyleTableCell-85dfbd91d40cc93508ed85ed86fc4afb" office:value-type="string">
            <text:p>CHF</text:p>
          </table:table-cell>
          <table:table-cell table:style-name="odsStyleTableCell-74ac1612e5d8f4ec35142b2c78c0fa42" office:value-type="string">
            <text:p>7.74004</text:p>
          </table:table-cell>
          <table:table-cell table:style-name="odsStyleTableCell-74ac1612e5d8f4ec35142b2c78c0fa42" office:value-type="string">
            <text:p>0.88630</text:p>
          </table:table-cell>
        </table:table-row>
        <table:table-row table:style-name="ro1">
          <table:table-cell table:style-name="odsStyleTableCell-85dfbd91d40cc93508ed85ed86fc4afb" office:value-type="string">
            <text:p>TAILANDIA</text:p>
          </table:table-cell>
          <table:table-cell table:style-name="odsStyleTableCell-85dfbd91d40cc93508ed85ed86fc4afb" office:value-type="string">
            <text:p>THAI BAHT</text:p>
          </table:table-cell>
          <table:table-cell table:style-name="odsStyleTableCell-85dfbd91d40cc93508ed85ed86fc4afb" office:value-type="string">
            <text:p>THB</text:p>
          </table:table-cell>
          <table:table-cell table:style-name="odsStyleTableCell-74ac1612e5d8f4ec35142b2c78c0fa42" office:value-type="string">
            <text:p>0.19052</text:p>
          </table:table-cell>
          <table:table-cell table:style-name="odsStyleTableCell-74ac1612e5d8f4ec35142b2c78c0fa42" office:value-type="string">
            <text:p>36.00700</text:p>
          </table:table-cell>
        </table:table-row>
        <table:table-row table:style-name="ro1">
          <table:table-cell table:style-name="odsStyleTableCell-85dfbd91d40cc93508ed85ed86fc4afb" office:value-type="string">
            <text:p>TAIWAN</text:p>
          </table:table-cell>
          <table:table-cell table:style-name="odsStyleTableCell-85dfbd91d40cc93508ed85ed86fc4afb" office:value-type="string">
            <text:p>DÓLAR</text:p>
          </table:table-cell>
          <table:table-cell table:style-name="odsStyleTableCell-85dfbd91d40cc93508ed85ed86fc4afb" office:value-type="string">
            <text:p>TWD</text:p>
          </table:table-cell>
          <table:table-cell table:style-name="odsStyleTableCell-74ac1612e5d8f4ec35142b2c78c0fa42" office:value-type="string">
            <text:p>0.21521</text:p>
          </table:table-cell>
          <table:table-cell table:style-name="odsStyleTableCell-74ac1612e5d8f4ec35142b2c78c0fa42" office:value-type="string">
            <text:p>31.87600</text:p>
          </table:table-cell>
        </table:table-row>
        <table:table-row table:style-name="ro1">
          <table:table-cell table:style-name="odsStyleTableCell-85dfbd91d40cc93508ed85ed86fc4afb" office:value-type="string">
            <text:p>TÚNEZ</text:p>
          </table:table-cell>
          <table:table-cell table:style-name="odsStyleTableCell-85dfbd91d40cc93508ed85ed86fc4afb" office:value-type="string">
            <text:p>DINAR TUNECINO</text:p>
          </table:table-cell>
          <table:table-cell table:style-name="odsStyleTableCell-85dfbd91d40cc93508ed85ed86fc4afb" office:value-type="string">
            <text:p>TND</text:p>
          </table:table-cell>
          <table:table-cell table:style-name="odsStyleTableCell-74ac1612e5d8f4ec35142b2c78c0fa42" office:value-type="string">
            <text:p>2.21098</text:p>
          </table:table-cell>
          <table:table-cell table:style-name="odsStyleTableCell-74ac1612e5d8f4ec35142b2c78c0fa42" office:value-type="string">
            <text:p>3.10270</text:p>
          </table:table-cell>
        </table:table-row>
        <table:table-row table:style-name="ro1">
          <table:table-cell table:style-name="odsStyleTableCell-85dfbd91d40cc93508ed85ed86fc4afb" office:value-type="string">
            <text:p>TURQUÍA</text:p>
          </table:table-cell>
          <table:table-cell table:style-name="odsStyleTableCell-85dfbd91d40cc93508ed85ed86fc4afb" office:value-type="string">
            <text:p>LIRA TURCA</text:p>
          </table:table-cell>
          <table:table-cell table:style-name="odsStyleTableCell-85dfbd91d40cc93508ed85ed86fc4afb" office:value-type="string">
            <text:p>TRY</text:p>
          </table:table-cell>
          <table:table-cell table:style-name="odsStyleTableCell-74ac1612e5d8f4ec35142b2c78c0fa42" office:value-type="string">
            <text:p>0.21191</text:p>
          </table:table-cell>
          <table:table-cell table:style-name="odsStyleTableCell-74ac1612e5d8f4ec35142b2c78c0fa42" office:value-type="string">
            <text:p>32.37260</text:p>
          </table:table-cell>
        </table:table-row>
        <table:table-row table:style-name="ro1">
          <table:table-cell table:style-name="odsStyleTableCell-85dfbd91d40cc93508ed85ed86fc4afb" office:value-type="string">
            <text:p>URUGUAY</text:p>
          </table:table-cell>
          <table:table-cell table:style-name="odsStyleTableCell-85dfbd91d40cc93508ed85ed86fc4afb" office:value-type="string">
            <text:p>PESO</text:p>
          </table:table-cell>
          <table:table-cell table:style-name="odsStyleTableCell-85dfbd91d40cc93508ed85ed86fc4afb" office:value-type="string">
            <text:p>UYU</text:p>
          </table:table-cell>
          <table:table-cell table:style-name="odsStyleTableCell-74ac1612e5d8f4ec35142b2c78c0fa42" office:value-type="string">
            <text:p>0.17855</text:p>
          </table:table-cell>
          <table:table-cell table:style-name="odsStyleTableCell-74ac1612e5d8f4ec35142b2c78c0fa42" office:value-type="string">
            <text:p>38.42080</text:p>
          </table:table-cell>
        </table:table-row>
        <table:table-row table:style-name="ro1">
          <table:table-cell table:style-name="odsStyleTableCell-85dfbd91d40cc93508ed85ed86fc4afb" office:value-type="string">
            <text:p>VENEZUELA</text:p>
          </table:table-cell>
          <table:table-cell table:style-name="odsStyleTableCell-85dfbd91d40cc93508ed85ed86fc4afb" office:value-type="string">
            <text:p>BOLIVAR DIGITAL</text:p>
          </table:table-cell>
          <table:table-cell table:style-name="odsStyleTableCell-85dfbd91d40cc93508ed85ed86fc4afb" office:value-type="string">
            <text:p>VES</text:p>
          </table:table-cell>
          <table:table-cell table:style-name="odsStyleTableCell-74ac1612e5d8f4ec35142b2c78c0fa42" office:value-type="string">
            <text:p>0.18930</text:p>
          </table:table-cell>
          <table:table-cell table:style-name="odsStyleTableCell-74ac1612e5d8f4ec35142b2c78c0fa42" office:value-type="string">
            <text:p>36.23840</text:p>
          </table:table-cell>
        </table:table-row>
        <table:table-row table:style-name="ro1">
          <table:table-cell table:style-name="odsStyleTableCell-85dfbd91d40cc93508ed85ed86fc4afb" office:value-type="string">
            <text:p>VIETNAM</text:p>
          </table:table-cell>
          <table:table-cell table:style-name="odsStyleTableCell-85dfbd91d40cc93508ed85ed86fc4afb" office:value-type="string">
            <text:p>DONG</text:p>
          </table:table-cell>
          <table:table-cell table:style-name="odsStyleTableCell-85dfbd91d40cc93508ed85ed86fc4afb" office:value-type="string">
            <text:p>VND</text:p>
          </table:table-cell>
          <table:table-cell table:style-name="odsStyleTableCell-74ac1612e5d8f4ec35142b2c78c0fa42" office:value-type="string">
            <text:p>0.00028</text:p>
          </table:table-cell>
          <table:table-cell table:style-name="odsStyleTableCell-74ac1612e5d8f4ec35142b2c78c0fa42" office:value-type="string">
            <text:p>24,784.40000</text:p>
          </table:table-cell>
        </table:table-row>
        <table:table-row table:style-name="ro1">
          <table:table-cell table:style-name="odsStyleTableCell-85dfbd91d40cc93508ed85ed86fc4afb" office:value-type="string">
            <text:p/>
          </table:table-cell>
          <table:table-cell table:style-name="odsStyleTableCell-85dfbd91d40cc93508ed85ed86fc4afb" office:value-type="string">
            <text:p>DERECHO ESPECIAL DE GIRO</text:p>
          </table:table-cell>
          <table:table-cell table:style-name="odsStyleTableCell-85dfbd91d40cc93508ed85ed86fc4afb" office:value-type="string">
            <text:p>USD/D.E.G.</text:p>
          </table:table-cell>
          <table:table-cell table:style-name="odsStyleTableCell-74ac1612e5d8f4ec35142b2c78c0fa42" office:value-type="string">
            <text:p/>
          </table:table-cell>
          <table:table-cell table:style-name="odsStyleTableCell-74ac1612e5d8f4ec35142b2c78c0fa42" office:value-type="string">
            <text:p>1.32716</text:p>
          </table:table-cell>
        </table:table-row>
        <table:table-row table:style-name="ro1">
          <table:table-cell table:style-name="odsStyleTableCell-85dfbd91d40cc93508ed85ed86fc4afb" office:value-type="string">
            <text:p/>
          </table:table-cell>
          <table:table-cell table:style-name="odsStyleTableCell-85dfbd91d40cc93508ed85ed86fc4afb" office:value-type="string">
            <text:p>UNIDAD DE FOMENTO DE VIVIENDA</text:p>
          </table:table-cell>
          <table:table-cell table:style-name="odsStyleTableCell-85dfbd91d40cc93508ed85ed86fc4afb" office:value-type="string">
            <text:p>Bs/UFV</text:p>
          </table:table-cell>
          <table:table-cell table:style-name="odsStyleTableCell-74ac1612e5d8f4ec35142b2c78c0fa42" office:value-type="string">
            <text:p/>
          </table:table-cell>
          <table:table-cell table:style-name="odsStyleTableCell-74ac1612e5d8f4ec35142b2c78c0fa42" office:value-type="string">
            <text:p>2.485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4433d3245848cbf0d546c4e29fad00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ec428ef36c208ff1df94ff06dcb7d4a" office:value-type="string">
            <text:p> </text:p>
          </table:table-cell>
          <table:table-cell table:style-name="odsStyleTableCell-cec428ef36c208ff1df94ff06dcb7d4a" office:value-type="string">
            <text:p>UNIDAD MONETARIA</text:p>
          </table:table-cell>
          <table:table-cell table:style-name="odsStyleTableCell-cec428ef36c208ff1df94ff06dcb7d4a" office:value-type="string">
            <text:p>MONEDA</text:p>
          </table:table-cell>
          <table:table-cell table:style-name="odsStyleTableCell-cec428ef36c208ff1df94ff06dcb7d4a" office:value-type="string">
            <text:p>TIPO DE CAMBIO EN M.E.</text:p>
          </table:table-cell>
        </table:table-row>
        <table:table-row table:style-name="ro1">
          <table:table-cell table:style-name="odsStyleTableCell-85dfbd91d40cc93508ed85ed86fc4afb" office:value-type="string">
            <text:p>ORO</text:p>
          </table:table-cell>
          <table:table-cell table:style-name="odsStyleTableCell-85dfbd91d40cc93508ed85ed86fc4afb" office:value-type="string">
            <text:p>ONZA TROY ORO</text:p>
          </table:table-cell>
          <table:table-cell table:style-name="odsStyleTableCell-85dfbd91d40cc93508ed85ed86fc4afb" office:value-type="string">
            <text:p>USD./O.T.F.</text:p>
          </table:table-cell>
          <table:table-cell table:style-name="odsStyleTableCell-74ac1612e5d8f4ec35142b2c78c0fa42" office:value-type="string">
            <text:p>2,183.91000</text:p>
          </table:table-cell>
        </table:table-row>
        <table:table-row table:style-name="ro1">
          <table:table-cell table:style-name="odsStyleTableCell-85dfbd91d40cc93508ed85ed86fc4afb" office:value-type="string">
            <text:p>PLATA</text:p>
          </table:table-cell>
          <table:table-cell table:style-name="odsStyleTableCell-85dfbd91d40cc93508ed85ed86fc4afb" office:value-type="string">
            <text:p>ONZA TROY PLATA</text:p>
          </table:table-cell>
          <table:table-cell table:style-name="odsStyleTableCell-85dfbd91d40cc93508ed85ed86fc4afb" office:value-type="string">
            <text:p>USD./O.T.F.</text:p>
          </table:table-cell>
          <table:table-cell table:style-name="odsStyleTableCell-74ac1612e5d8f4ec35142b2c78c0fa42" office:value-type="string">
            <text:p>25.51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4433d3245848cbf0d546c4e29fad00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ec428ef36c208ff1df94ff06dcb7d4a" office:value-type="string">
            <text:p> </text:p>
          </table:table-cell>
          <table:table-cell table:style-name="odsStyleTableCell-cec428ef36c208ff1df94ff06dcb7d4a" office:value-type="string">
            <text:p>1 MES</text:p>
          </table:table-cell>
          <table:table-cell table:style-name="odsStyleTableCell-cec428ef36c208ff1df94ff06dcb7d4a" office:value-type="string">
            <text:p>3 MESES</text:p>
          </table:table-cell>
          <table:table-cell table:style-name="odsStyleTableCell-cec428ef36c208ff1df94ff06dcb7d4a" office:value-type="string">
            <text:p>6 MESES</text:p>
          </table:table-cell>
        </table:table-row>
        <table:table-row table:style-name="ro1">
          <table:table-cell table:style-name="odsStyleTableCell-bce8756b59d80340fc7d68e38eac959c" office:value-type="string">
            <text:p>TASA LIBOR(USD)</text:p>
          </table:table-cell>
          <table:table-cell table:style-name="odsStyleTableCell-74ac1612e5d8f4ec35142b2c78c0fa42" office:value-type="string">
            <text:p>5.44</text:p>
          </table:table-cell>
          <table:table-cell table:style-name="odsStyleTableCell-74ac1612e5d8f4ec35142b2c78c0fa42" office:value-type="string">
            <text:p>5.59</text:p>
          </table:table-cell>
          <table:table-cell table:style-name="odsStyleTableCell-74ac1612e5d8f4ec35142b2c78c0fa42" office:value-type="string">
            <text:p>5.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5dfbd91d40cc93508ed85ed86fc4af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9</meta:creation-date>
    <meta:generator>ods générator</meta:generator>
    <dc:date>2024-10-18T20:18:59</dc:date>
    <meta:editing-duration>PT1S</meta:editing-duration>
    <meta:editing-cycles>1</meta:editing-cycles>
    <meta:document-statistic meta:table-count="1" meta:cell-count="4" meta:object-count="0"/>
  </office:meta>
</office:document-meta>
</file>